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PEWithCertainMatchersTest.clear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PEWithCertainMatchersTest.shouldNotThrowNPEWhenIntegerPassedToS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PEWithCertainMatchersTest.shouldNotThrowNPEWhenNullPassedToS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PEWithCertainMatchersTest.shouldNotThrowNPEWhenIntegerPassedTo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PEWithCertainMatchersTest.shouldNotThrowNPEWhenIntPa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PEWithCertainMatchersTest.shouldNotThrowNPEWhenIntegerPa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PEWithCertainMatchersTest.shouldNotThrowNPEWhenNullPassedTo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